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2024-10-15 2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2018-03-19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2017-12-06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2017-09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2017-06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2016-06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2016-03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7304" calcext:value-type="float">
            <text:p>27.19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2015-09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2015-02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2014-12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2014-09-03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2013-03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2012-12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2012-09-07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2012-06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2012-03-08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2011-09-06 2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2011-06-06 2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2011-03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2010-12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2010-08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2010-06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2010-03-04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2009-1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2009-06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2009-02-25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2008-1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2008-08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2008-06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2008-02-28 22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2007-11-30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2007-08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2006-09-06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2006-05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2006-01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2005-10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2005-04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2003-10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2003-04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2003-01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2002-10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2002-05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2002-01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2001-10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2001-04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2001-01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2000-10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2000-04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99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99-04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99-01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98-10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98-04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98-01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97-10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97-04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96-10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96-04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95-1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95-02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95-02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94-10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94-01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93-10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92-11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92-04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92-01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91-04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90-04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89-10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89-07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89-04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89-01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88-10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88-05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87-10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87-07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87-04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86-07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86-04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86-01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85-09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85-07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85-03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84-07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84-03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83-11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83-03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70-04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70-0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69-10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69-04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69-01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68-10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68-04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68-01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67-10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67-04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67-01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66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66-07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66-04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66-01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65-10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65-07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65-04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65-01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64-10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64-07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64-04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64-01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63-10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KE0001267</text:p>
          </table:table-cell>
          <table:table-cell office:value-type="string" calcext:value-type="string">
            <text:p>1963-07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01" meta:object-count="0"/>
    <meta:user-defined meta:name="AppVersion">3.0</meta:user-defined>
  </office:meta>
</office:document-meta>
</file>